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asic" svg:font-family="'Gentium Basic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officeooo:rsid="00064dcd" officeooo:paragraph-rsid="0007d50d" style:font-size-asian="21pt" style:font-size-complex="24pt"/>
    </style:style>
    <style:style style:name="P2" style:family="paragraph" style:parent-style-name="Standard">
      <style:text-properties fo:font-size="24pt" officeooo:paragraph-rsid="00064dcd" style:font-size-asian="21pt" style:font-size-complex="24pt"/>
    </style:style>
    <style:style style:name="P3" style:family="paragraph" style:parent-style-name="Standard">
      <style:text-properties fo:font-size="24pt" officeooo:rsid="0007d50d" officeooo:paragraph-rsid="000a0180" style:font-size-asian="21pt" style:font-size-complex="24pt"/>
    </style:style>
    <style:style style:name="P4" style:family="paragraph" style:parent-style-name="Standard">
      <style:text-properties fo:font-size="24pt" officeooo:rsid="000a0180" officeooo:paragraph-rsid="000aeaca" style:font-size-asian="21pt" style:font-size-complex="24pt"/>
    </style:style>
    <style:style style:name="P5" style:family="paragraph" style:parent-style-name="Standard">
      <style:text-properties officeooo:paragraph-rsid="0004f2a9"/>
    </style:style>
    <style:style style:name="P6" style:family="paragraph" style:parent-style-name="Standard">
      <style:text-properties fo:font-size="14pt" officeooo:rsid="00064dcd" officeooo:paragraph-rsid="00064dcd" style:font-size-asian="21pt" style:font-size-complex="24pt"/>
    </style:style>
    <style:style style:name="P7" style:family="paragraph" style:parent-style-name="Standard">
      <style:text-properties fo:color="#000000" loext:opacity="100%" fo:font-size="24pt" fo:font-weight="normal" officeooo:rsid="0007d50d" officeooo:paragraph-rsid="0007d50d" style:font-size-asian="21pt" style:font-size-complex="24pt"/>
    </style:style>
    <style:style style:name="P8" style:family="paragraph" style:parent-style-name="Standard">
      <style:text-properties fo:color="#000000" loext:opacity="100%" fo:font-size="24pt" fo:font-weight="normal" officeooo:rsid="0007d50d" officeooo:paragraph-rsid="000a0180" style:font-size-asian="21pt" style:font-size-complex="24pt"/>
    </style:style>
    <style:style style:name="P9" style:family="paragraph" style:parent-style-name="Standard">
      <style:text-properties fo:color="#111111" loext:opacity="100%" fo:font-size="24pt" officeooo:rsid="000aeaca" officeooo:paragraph-rsid="000aeaca" style:font-size-asian="21pt" style:font-size-complex="24pt"/>
    </style:style>
    <style:style style:name="P10" style:family="paragraph" style:parent-style-name="Standard">
      <style:text-properties fo:color="#111111" loext:opacity="100%" fo:font-size="24pt" officeooo:rsid="000ba7c5" officeooo:paragraph-rsid="000ba7c5" style:font-size-asian="21pt" style:font-size-complex="24pt"/>
    </style:style>
    <style:style style:name="P11" style:family="paragraph" style:parent-style-name="Standard">
      <style:text-properties style:font-name="Lohit Devanagari2" fo:font-size="13pt" officeooo:rsid="00064dcd" officeooo:paragraph-rsid="00064dcd" style:font-size-asian="21pt" style:font-size-complex="24pt"/>
    </style:style>
    <style:style style:name="P12" style:family="paragraph" style:parent-style-name="Standard">
      <style:text-properties fo:color="#bf819e" loext:opacity="100%" fo:font-size="13pt" fo:font-weight="bold" officeooo:rsid="00064dcd" officeooo:paragraph-rsid="000aeaca" style:font-size-asian="21pt" style:font-size-complex="24pt"/>
    </style:style>
    <style:style style:name="P13" style:family="paragraph" style:parent-style-name="Standard">
      <style:text-properties fo:color="#bf819e" loext:opacity="100%" fo:font-size="13pt" fo:font-weight="bold" officeooo:rsid="00064dcd" officeooo:paragraph-rsid="00064dcd" style:font-size-asian="21pt" style:font-size-complex="24pt"/>
    </style:style>
    <style:style style:name="P14" style:family="paragraph" style:parent-style-name="Standard">
      <style:text-properties fo:color="#bf819e" loext:opacity="100%" fo:font-size="13pt" fo:font-weight="bold" officeooo:rsid="0007d50d" officeooo:paragraph-rsid="0007d50d" style:font-size-asian="21pt" style:font-size-complex="24pt"/>
    </style:style>
    <style:style style:name="P15" style:family="paragraph" style:parent-style-name="Standard">
      <style:text-properties fo:color="#bf819e" loext:opacity="100%" fo:font-size="13pt" fo:font-weight="bold" officeooo:rsid="0007d50d" officeooo:paragraph-rsid="000a0180" style:font-size-asian="21pt" style:font-size-complex="24pt"/>
    </style:style>
    <style:style style:name="P16" style:family="paragraph" style:parent-style-name="Standard">
      <style:text-properties fo:color="#bf819e" loext:opacity="100%" fo:font-size="13pt" fo:font-weight="bold" officeooo:rsid="000a0180" officeooo:paragraph-rsid="000a0180" style:font-size-asian="21pt" style:font-size-complex="24pt"/>
    </style:style>
    <style:style style:name="P17" style:family="paragraph" style:parent-style-name="Standard">
      <style:text-properties fo:color="#bf819e" loext:opacity="100%" fo:font-size="13pt" fo:font-weight="bold" officeooo:rsid="000aeaca" officeooo:paragraph-rsid="000aeaca" style:font-size-asian="21pt" style:font-size-complex="24pt"/>
    </style:style>
    <style:style style:name="P18" style:family="paragraph" style:parent-style-name="Standard">
      <style:text-properties fo:color="#bf819e" loext:opacity="100%" fo:font-size="13pt" fo:font-weight="bold" officeooo:rsid="000ba7c5" officeooo:paragraph-rsid="000ba7c5" style:font-size-asian="21pt" style:font-size-complex="24pt"/>
    </style:style>
    <style:style style:name="P19" style:family="paragraph" style:parent-style-name="Standard">
      <style:text-properties fo:color="#000000" loext:opacity="100%" fo:font-size="13pt" fo:font-weight="normal" officeooo:rsid="0007d50d" officeooo:paragraph-rsid="0007d50d" style:font-size-asian="21pt" style:font-size-complex="24pt"/>
    </style:style>
    <style:style style:name="P20" style:family="paragraph" style:parent-style-name="Standard">
      <style:text-properties fo:color="#000000" loext:opacity="100%" fo:font-size="13pt" fo:font-weight="normal" officeooo:rsid="000a0180" officeooo:paragraph-rsid="0007d50d" style:font-size-asian="21pt" style:font-size-complex="24pt"/>
    </style:style>
    <style:style style:name="P21" style:family="paragraph" style:parent-style-name="Standard">
      <style:text-properties fo:color="#000000" loext:opacity="100%" fo:font-size="13pt" fo:font-weight="bold" officeooo:rsid="000a0180" officeooo:paragraph-rsid="000a0180" style:font-size-asian="21pt" style:font-size-complex="24pt"/>
    </style:style>
    <style:style style:name="P22" style:family="paragraph" style:parent-style-name="Standard">
      <style:text-properties fo:color="#111111" loext:opacity="100%" fo:font-size="13pt" fo:font-weight="normal" officeooo:rsid="000aeaca" officeooo:paragraph-rsid="000aeaca" style:font-size-asian="21pt" style:font-size-complex="24pt"/>
    </style:style>
    <style:style style:name="P23" style:family="paragraph" style:parent-style-name="Standard">
      <style:text-properties fo:color="#111111" loext:opacity="100%" fo:font-size="13pt" fo:font-weight="normal" officeooo:rsid="000ba7c5" officeooo:paragraph-rsid="000ba7c5" style:font-size-asian="21pt" style:font-size-complex="24pt"/>
    </style:style>
    <style:style style:name="P24" style:family="paragraph" style:parent-style-name="Standard">
      <style:text-properties fo:color="#111111" loext:opacity="100%" fo:font-size="13pt" fo:font-weight="bold" officeooo:rsid="000ba7c5" officeooo:paragraph-rsid="000ba7c5" style:font-size-asian="21pt" style:font-size-complex="24pt"/>
    </style:style>
    <style:style style:name="P25" style:family="paragraph" style:parent-style-name="Standard">
      <style:text-properties fo:font-variant="normal" fo:text-transform="none" fo:color="#333333" loext:opacity="100%" style:font-name="Gentium Basic" fo:font-size="10.5pt" fo:letter-spacing="normal" fo:font-style="normal" fo:font-weight="normal" officeooo:rsid="0007d50d" officeooo:paragraph-rsid="0007d50d" style:font-size-asian="21pt" style:font-size-complex="24pt"/>
    </style:style>
    <style:style style:name="P26" style:family="paragraph" style:parent-style-name="Text_20_body" style:list-style-name="L1">
      <style:paragraph-properties fo:margin-top="0in" fo:margin-bottom="0.1252in" style:contextual-spacing="false" style:line-height-at-least="0.198in" fo:orphans="2" fo:widows="2" fo:padding="0in" fo:border="none"/>
      <style:text-properties fo:font-variant="normal" fo:text-transform="none" fo:color="#333333" loext:opacity="100%" style:font-name="Gentium Basic" fo:font-size="10.5pt" fo:letter-spacing="normal" fo:font-style="normal" fo:font-weight="normal"/>
    </style:style>
    <style:style style:name="P27" style:family="paragraph" style:parent-style-name="Text_20_body" style:list-style-name="L1">
      <style:paragraph-properties fo:margin-top="0in" fo:margin-bottom="0.1252in" style:contextual-spacing="false" style:line-height-at-least="0.198in" fo:orphans="2" fo:widows="2" fo:padding="0in" fo:border="none"/>
      <style:text-properties fo:font-variant="normal" fo:text-transform="none" fo:color="#333333" loext:opacity="100%" style:font-name="Gentium Basic" fo:font-size="10.5pt" fo:letter-spacing="normal" fo:font-style="normal" fo:font-weight="normal" officeooo:paragraph-rsid="001043a6"/>
    </style:style>
    <style:style style:name="P28" style:family="paragraph">
      <loext:graphic-properties draw:fill-color="#bf819e"/>
      <style:paragraph-properties fo:text-align="center"/>
    </style:style>
    <style:style style:name="P29" style:family="paragraph">
      <style:paragraph-properties style:writing-mode="lr-tb"/>
      <style:text-properties fo:font-size="12pt"/>
    </style:style>
    <style:style style:name="P30" style:family="paragraph">
      <loext:graphic-properties draw:fill-color="#bf819e"/>
      <style:paragraph-properties style:writing-mode="lr-tb"/>
      <style:text-properties fo:font-size="12pt"/>
    </style:style>
    <style:style style:name="P31" style:family="paragraph">
      <style:paragraph-properties fo:text-align="center"/>
    </style:style>
    <style:style style:name="T1" style:family="text">
      <style:text-properties fo:font-size="26pt" officeooo:rsid="0001ed7c" style:font-size-asian="22.75pt" style:font-size-complex="26pt"/>
    </style:style>
    <style:style style:name="T2" style:family="text">
      <style:text-properties fo:color="#bf819e" loext:opacity="100%" fo:font-size="26pt" officeooo:rsid="0001ed7c" style:font-size-asian="22.75pt" style:font-size-complex="26pt"/>
    </style:style>
    <style:style style:name="T3" style:family="text">
      <style:text-properties fo:color="#bf819e" loext:opacity="100%" fo:font-size="26pt" officeooo:rsid="0003177c" style:font-size-asian="22.75pt" style:font-size-complex="26pt"/>
    </style:style>
    <style:style style:name="T4" style:family="text">
      <style:text-properties fo:color="#bf819e" loext:opacity="100%" fo:font-size="15pt" officeooo:rsid="0004f2a9" style:font-size-asian="13.1000003814697pt" style:font-size-complex="15pt"/>
    </style:style>
    <style:style style:name="T5" style:family="text">
      <style:text-properties fo:color="#bf819e" loext:opacity="100%" fo:font-size="13pt" fo:font-weight="bold"/>
    </style:style>
    <style:style style:name="T6" style:family="text">
      <style:text-properties fo:color="#bf819e" loext:opacity="100%" fo:font-size="13pt" fo:font-weight="bold" officeooo:rsid="0007d50d"/>
    </style:style>
    <style:style style:name="T7" style:family="text">
      <style:text-properties fo:color="#bf819e" loext:opacity="100%" fo:font-size="13pt" fo:font-weight="bold" officeooo:rsid="000aeaca"/>
    </style:style>
    <style:style style:name="T8" style:family="text">
      <style:text-properties fo:color="#000000" loext:opacity="100%" fo:font-size="11pt" officeooo:rsid="0004f2a9" style:font-size-asian="13.1000003814697pt" style:font-size-complex="15pt"/>
    </style:style>
    <style:style style:name="T9" style:family="text">
      <style:text-properties fo:color="#000000" loext:opacity="100%" fo:font-size="11pt" officeooo:rsid="0004f2a9" style:font-size-asian="12.25pt" style:font-size-complex="14pt"/>
    </style:style>
    <style:style style:name="T10" style:family="text">
      <style:text-properties fo:color="#000000" loext:opacity="100%" fo:font-size="15pt" officeooo:rsid="0004f2a9" style:font-size-asian="13.1000003814697pt" style:font-size-complex="15pt"/>
    </style:style>
    <style:style style:name="T11" style:family="text">
      <style:text-properties fo:color="#000000" loext:opacity="100%" fo:font-size="13pt" fo:font-weight="bold" officeooo:rsid="000a0180"/>
    </style:style>
    <style:style style:name="T12" style:family="text">
      <style:text-properties fo:font-size="13pt"/>
    </style:style>
    <style:style style:name="T13" style:family="text">
      <style:text-properties fo:font-size="13pt" fo:font-weight="bold"/>
    </style:style>
    <style:style style:name="T14" style:family="text">
      <style:text-properties fo:font-size="13pt" officeooo:rsid="000a0180"/>
    </style:style>
    <style:style style:name="T15" style:family="text">
      <style:text-properties fo:font-size="13pt" fo:font-weight="normal"/>
    </style:style>
    <style:style style:name="T16" style:family="text">
      <style:text-properties fo:font-size="13pt" style:text-underline-style="none" fo:font-weight="normal"/>
    </style:style>
    <style:style style:name="T17" style:family="text">
      <style:text-properties fo:color="#111111" loext:opacity="100%" fo:font-size="13pt" fo:font-weight="normal" officeooo:rsid="000a0180"/>
    </style:style>
    <style:style style:name="T18" style:family="text">
      <style:text-properties officeooo:rsid="001043a6"/>
    </style:style>
    <style:style style:name="T19" style:family="text">
      <style:text-properties fo:font-size="12pt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156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vg:stroke-width="0.0201in" svg:stroke-color="#000000" draw:fill-color="#bf819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in" svg:stroke-color="#000000" draw:marker-start-width="0.1091in" draw:marker-end-width="0.1091in" draw:fill-color="#bf819e" draw:textarea-horizontal-align="justify" draw:textarea-vertical-align="middle" draw:auto-grow-height="false" fo:min-height="0.6138in" fo:min-width="0.3555in" fo:padding-top="0.2in" fo:padding-bottom="0in" fo:padding-left="0.5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Line 1" draw:style-name="gr4" draw:text-style-name="P31" svg:x1="-0.4642in" svg:y1="-0.7764in" svg:x2="-0.4744in" svg:y2="10.9008in"><text:p/></draw:line><draw:line text:anchor-type="paragraph" draw:z-index="1" draw:name="Line 2" draw:style-name="gr3" draw:text-style-name="P31" svg:x1="7.1091in" svg:y1="-0.7874in" svg:x2="7.078in" svg:y2="10.9in"><text:p/></draw:line><draw:custom-shape text:anchor-type="paragraph" draw:z-index="3" draw:name="Shape 1" draw:style-name="gr2" draw:text-style-name="P30" svg:width="0.8559in" svg:height="0.8142in" svg:x="-0.4638in" svg:y="-0.1929in"><text:p text:style-name="P29"><text:span text:style-name="T19">K</text:span><text:span text:style-name="T19">M</text:span></text:p><draw:enhanced-geometry svg:viewBox="0 0 21600 21600" draw:type="rectangle" draw:enhanced-path="M 0 0 L 21600 0 21600 21600 0 21600 0 0 Z N"/></draw:custom-shape><text:s text:c="12"/><text:span text:style-name="T1"><text:s text:c="2"/></text:span><text:span text:style-name="Source_20_Text"><text:span text:style-name="T2">K</text:span></text:span><text:span text:style-name="Source_20_Text"><text:span text:style-name="T3">EVIN MIBEI <text:s text:c="4"/></text:span></text:span><text:span text:style-name="Source_20_Text"><text:span text:style-name="T8">0110090258</text:span></text:span></text:p>
      <text:p text:style-name="P5"><text:span text:style-name="Source_20_Text"><text:span text:style-name="T8"><text:s text:c="45"/></text:span></text:span><text:a xlink:type="simple" xlink:href="mailto:kevinmibz6@gmail.com" text:style-name="Internet_20_link" text:visited-style-name="Visited_20_Internet_20_Link"><text:span text:style-name="Source_20_Text"><text:span text:style-name="T9">kevinmibz6@gmail.com</text:span></text:span></text:a></text:p>
      <text:p text:style-name="P5"><text:span text:style-name="Source_20_Text"><text:span text:style-name="T10"><text:s/></text:span></text:span><text:span text:style-name="Source_20_Text"><text:span text:style-name="T9"><text:s text:c="44"/>20200</text:span></text:span></text:p>
      <text:p text:style-name="P5"><text:span text:style-name="Source_20_Text"><text:span text:style-name="T10"><text:s/></text:span></text:span><text:span text:style-name="Source_20_Text"><text:span text:style-name="T9"><text:s text:c="44"/>Kericho,Kenya</text:span></text:span><text:span text:style-name="Source_20_Text"><text:span text:style-name="T10"> <text:s text:c="3"/></text:span></text:span><text:span text:style-name="Source_20_Text"><text:span text:style-name="T4"><text:s text:c="6"/></text:span></text:span></text:p>
      <text:p text:style-name="P2"><text:s text:c="49"/></text:p>
      <text:p text:style-name="P12">PROFFESSIONAL SUMMARY</text:p>
      <text:p text:style-name="P13"><draw:line text:anchor-type="paragraph" draw:z-index="2" draw:name="Line 3" draw:style-name="gr1" draw:text-style-name="P28" svg:x1="-0.4744in" svg:y1="0.1555in" svg:x2="7.0776in" svg:y2="0.1453in"><text:p/></draw:line></text:p>
      <text:p text:style-name="P13"/>
      <text:p text:style-name="P11">I am a Full Stack web Developer well versed in Django Back-end Framework and Laravel Php Framework.</text:p>
      <text:p text:style-name="P11">The programming languages in which I am well versed with are php, Html, Css, Python and JavaScript.</text:p>
      <text:p text:style-name="P11">I studied web development in Moringa School based in Nairobi Kenya and completed the course on Fri Jul 15, 2022</text:p>
      <text:p text:style-name="P6"/>
      <text:p text:style-name="P1"><draw:line text:anchor-type="paragraph" draw:z-index="4" draw:name="Line 5" draw:style-name="gr1" draw:text-style-name="P28" svg:x1="-0.4744in" svg:y1="0.3291in" svg:x2="7.0776in" svg:y2="0.3189in"><text:p/></draw:line><text:span text:style-name="T5">S</text:span><text:span text:style-name="T6">KILLS</text:span></text:p>
      <text:p text:style-name="P25"><text:span text:style-name="T14"/></text:p>
      <text:p text:style-name="P25"><text:span text:style-name="T14"/></text:p>
      <text:list xml:id="list3401271295" text:style-name="L1">
        <text:list-item>
          <text:p text:style-name="P26">Skilled in JavaScript, PHP, <text:span text:style-name="T18">Python, HTML, CSS</text:span> and willing to learn other software programs</text:p>
        </text:list-item>
        <text:list-item>
          <text:p text:style-name="P27">Skilled in <text:span text:style-name="T18">laravel</text:span>, <text:span text:style-name="T18">and</text:span> <text:span text:style-name="T18">Django</text:span> <text:span text:style-name="T18">server side Frameworks</text:span></text:p>
        </text:list-item>
        <text:list-item>
          <text:p text:style-name="P26">Competent writing skills and experience in creating SEO that highlights brand characteristics and organizational authenticity</text:p>
        </text:list-item>
        <text:list-item>
          <text:p text:style-name="P26">Great communication skills and ability to work with others well in a team setting</text:p>
        </text:list-item>
        <text:list-item>
          <text:p text:style-name="P26">Creative and innovative to develop unique platforms to enhance brand and company growth</text:p>
        </text:list-item>
      </text:list>
      <text:p text:style-name="P19"><text:span text:style-name="T14"/></text:p>
      <text:p text:style-name="P14"><text:s text:c="49"/></text:p>
      <text:p text:style-name="P16">EXPERIENCE</text:p>
      <text:p text:style-name="P16"><draw:line text:anchor-type="paragraph" draw:z-index="5" draw:name="Line 6" draw:style-name="gr1" draw:text-style-name="P28" svg:x1="-0.4744in" svg:y1="0.1409in" svg:x2="7.0776in" svg:y2="0.1307in"><text:p/></draw:line></text:p>
      <text:p text:style-name="P16"/>
      <text:p text:style-name="P3"><text:span text:style-name="T11">Assistant Field Manager, RickSwanblue Limited, <text:s/></text:span><text:span text:style-name="T17">Mar 2021 – Current, Kericho</text:span><text:span text:style-name="T11"> </text:span><text:span text:style-name="T17">Kenya.</text:span></text:p>
      <text:p text:style-name="P21"/>
      <text:p text:style-name="P21"/>
      <text:p text:style-name="P4"><text:span text:style-name="T5">E</text:span><text:span text:style-name="T7">DUCATION</text:span></text:p>
      <text:p text:style-name="P15"><draw:line text:anchor-type="paragraph" draw:z-index="6" draw:name="Line 7" draw:style-name="gr1" draw:text-style-name="P28" svg:x1="-0.4744in" svg:y1="0.1449in" svg:x2="7.0776in" svg:y2="0.1138in"><text:p/></draw:line><text:s text:c="37"/></text:p>
      <text:p text:style-name="P22">Certified Full Stack Web Development</text:p>
      <text:p text:style-name="P9"><text:span text:style-name="T13">Moringa School – </text:span><text:span text:style-name="T15">Nairobi,Kenya</text:span></text:p>
      <text:p text:style-name="P22"/>
      <text:p text:style-name="P22"/>
      <text:p text:style-name="P17">LANGUAGES</text:p>
      <text:p text:style-name="P17"><draw:line text:anchor-type="paragraph" draw:z-index="7" draw:name="Line 10" draw:style-name="gr1" draw:text-style-name="P28" svg:x1="1.1402in" svg:y1="0.1374in" svg:x2="8.713in" svg:y2="0.0965in"><text:p/></draw:line></text:p>
      <text:p text:style-name="P10"><text:soft-page-break/><text:span text:style-name="T13">English, <text:s/></text:span><text:span text:style-name="T16">Fluent</text:span></text:p>
      <text:p text:style-name="P24"/>
      <text:p text:style-name="P10"><text:span text:style-name="T13">Swahili, <text:s/></text:span><text:span text:style-name="T15">Fluent</text:span></text:p>
      <text:p text:style-name="P23"/>
      <text:p text:style-name="P23"/>
      <text:p text:style-name="P18">AWARDS</text:p>
      <text:p text:style-name="P18"><draw:line text:anchor-type="paragraph" draw:z-index="8" draw:name="Line 9" draw:style-name="gr1" draw:text-style-name="P28" svg:x1="-0.5055in" svg:y1="0.0854in" svg:x2="7.0673in" svg:y2="0.0445in"><text:p/></draw:line></text:p>
      <text:p text:style-name="P23">Certificate as a Junior Web Developer.</text:p>
      <text:p text:style-name="P23">Certificate as a Full Stack Web Development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asic" svg:font-family="'Gentium Basic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09:07:30.019944122</meta:creation-date>
    <dc:date>2022-11-05T22:09:27.783918547</dc:date>
    <meta:editing-duration>P1DT3H43M3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28" meta:word-count="171" meta:character-count="1431" meta:non-whitespace-character-count="987"/>
  </office:meta>
</office:document-meta>
</file>